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ahoma" svg:font-family="Tahom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6.747cm" style:rel-column-width="17204*"/>
    </style:style>
    <style:style style:name="Таблица1.B" style:family="table-column">
      <style:table-column-properties style:column-width="0.397cm" style:rel-column-width="1012*"/>
    </style:style>
    <style:style style:name="Таблица1.C" style:family="table-column">
      <style:table-column-properties style:column-width="6.35cm" style:rel-column-width="16192*"/>
    </style:style>
    <style:style style:name="Таблица1.D" style:family="table-column">
      <style:table-column-properties style:column-width="12.206cm" style:rel-column-width="31127*"/>
    </style:style>
    <style:style style:name="Таблица1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#666666" fo:padding="0.097cm" fo:border="0.05pt solid #000000">
        <style:background-image/>
      </style:table-cell-properties>
    </style:style>
    <style:style style:name="Таблица1.A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none" fo:border-top="none" fo:border-bottom="0.05pt solid #000000"/>
    </style:style>
    <style:style style:name="Таблица1.D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2" style:family="table-cell">
      <style:table-cell-properties fo:padding="0.097cm" fo:border-left="0.05pt solid #000000" fo:border-right="none" fo:border-top="none" fo:border-bottom="0.05pt solid #000000"/>
    </style:style>
    <style:style style:name="Таблица1.D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4" style:family="table-cell">
      <style:table-cell-properties fo:padding="0.097cm" fo:border-left="0.05pt solid #000000" fo:border-right="none" fo:border-top="none" fo:border-bottom="0.05pt solid #000000"/>
    </style:style>
    <style:style style:name="Таблица1.D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6" style:family="table-cell">
      <style:table-cell-properties fo:padding="0.097cm" fo:border-left="0.05pt solid #000000" fo:border-right="none" fo:border-top="none" fo:border-bottom="0.05pt solid #000000"/>
    </style:style>
    <style:style style:name="Таблица1.B36" style:family="table-cell">
      <style:table-cell-properties fo:padding="0.097cm" fo:border-left="0.05pt solid #000000" fo:border-right="none" fo:border-top="none" fo:border-bottom="0.05pt solid #000000"/>
    </style:style>
    <style:style style:name="Таблица1.D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7" style:family="table-cell">
      <style:table-cell-properties fo:padding="0.097cm" fo:border-left="0.05pt solid #000000" fo:border-right="none" fo:border-top="none" fo:border-bottom="0.05pt solid #000000"/>
    </style:style>
    <style:style style:name="Таблица1.B37" style:family="table-cell">
      <style:table-cell-properties fo:padding="0.097cm" fo:border-left="0.05pt solid #000000" fo:border-right="none" fo:border-top="none" fo:border-bottom="0.05pt solid #000000"/>
    </style:style>
    <style:style style:name="Таблица1.D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9" style:family="table-cell">
      <style:table-cell-properties fo:padding="0.097cm" fo:border-left="0.05pt solid #000000" fo:border-right="none" fo:border-top="none" fo:border-bottom="0.05pt solid #000000"/>
    </style:style>
    <style:style style:name="Таблица1.D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0" style:family="table-cell">
      <style:table-cell-properties fo:padding="0.097cm" fo:border-left="0.05pt solid #000000" fo:border-right="none" fo:border-top="none" fo:border-bottom="0.05pt solid #000000"/>
    </style:style>
    <style:style style:name="Таблица1.B40" style:family="table-cell">
      <style:table-cell-properties fo:padding="0.097cm" fo:border-left="0.05pt solid #000000" fo:border-right="none" fo:border-top="none" fo:border-bottom="0.05pt solid #000000"/>
    </style:style>
    <style:style style:name="Таблица1.D4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language="en" fo:country="US"/>
    </style:style>
    <style:style style:name="P2" style:family="paragraph" style:parent-style-name="Standard">
      <style:paragraph-properties fo:margin-left="0cm" fo:margin-right="0cm" fo:text-align="start" style:justify-single-word="false" fo:text-indent="0.605cm" style:auto-text-indent="false"/>
      <style:text-properties fo:language="ru" fo:country="RU"/>
    </style:style>
    <style:style style:name="P3" style:family="paragraph" style:parent-style-name="Standard">
      <style:paragraph-properties fo:margin-left="0cm" fo:margin-right="0cm" fo:text-align="start" style:justify-single-word="false" fo:text-indent="0.605cm" style:auto-text-indent="false"/>
      <style:text-properties style:font-name="Tahoma" fo:language="ru" fo:country="RU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text-properties fo:language="en" fo:country="US" fo:font-weight="bold" style:font-weight-asian="bold" style:font-weight-complex="bold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text-properties fo:language="ru" fo:country="RU" fo:font-weight="bold" style:font-weight-asian="bold" style:font-weight-complex="bold"/>
    </style:style>
    <style:style style:name="P8" style:family="paragraph" style:parent-style-name="Table_20_Contents">
      <style:text-properties fo:language="ru" fo:country="RU" fo:font-weight="normal" style:font-weight-asian="normal" style:font-weight-complex="normal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fo:color="#ffffff" fo:language="ru" fo:country="RU" fo:font-weight="bold" style:font-weight-asian="bold" style:font-weight-complex="bold"/>
    </style:style>
    <style:style style:name="P11" style:family="paragraph" style:parent-style-name="Table_20_Contents">
      <style:text-properties fo:color="#ffffff" fo:font-weight="bold" style:font-weight-asian="bold" style:font-weight-complex="bold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ahoma" fo:language="ru" fo:country="RU"/>
    </style:style>
    <style:style style:name="P14" style:family="paragraph" style:parent-style-name="Table_20_Contents" style:list-style-name="L1">
      <style:text-properties fo:language="en" fo:country="US"/>
    </style:style>
    <style:style style:name="P15" style:family="paragraph" style:parent-style-name="Table_20_Contents" style:list-style-name="L2">
      <style:text-properties fo:language="en" fo:country="US"/>
    </style:style>
    <style:style style:name="P16" style:family="paragraph" style:parent-style-name="Table_20_Contents">
      <style:text-properties fo:language="en" fo:country="US" fo:font-weight="bold" style:font-weight-asian="bold" style:font-weight-complex="bold"/>
    </style:style>
    <style:style style:name="P17" style:family="paragraph" style:parent-style-name="Table_20_Contents">
      <style:text-properties fo:language="ru" fo:country="RU" fo:font-weight="bold" style:font-weight-asian="bold" style:font-weight-complex="bold"/>
    </style:style>
    <style:style style:name="P18" style:family="paragraph" style:parent-style-name="Table_20_Contents">
      <style:text-properties fo:language="ru" fo:country="RU" fo:font-weight="bold" officeooo:rsid="001a9111" officeooo:paragraph-rsid="001a9111" style:font-weight-asian="bold" style:font-weight-complex="bold"/>
    </style:style>
    <style:style style:name="P19" style:family="paragraph" style:parent-style-name="Table_20_Contents">
      <style:text-properties fo:language="ru" fo:country="RU" fo:font-weight="bold" officeooo:rsid="001c20db" officeooo:paragraph-rsid="001c20db" style:font-weight-asian="bold" style:font-weight-complex="bold"/>
    </style:style>
    <style:style style:name="P20" style:family="paragraph" style:parent-style-name="Table_20_Contents">
      <style:text-properties fo:language="ru" fo:country="RU" fo:font-weight="bold" officeooo:rsid="001c20db" officeooo:paragraph-rsid="0023f155" style:font-weight-asian="bold" style:font-weight-complex="bold"/>
    </style:style>
    <style:style style:name="P21" style:family="paragraph" style:parent-style-name="Table_20_Contents">
      <style:text-properties fo:language="ru" fo:country="RU" fo:font-weight="bold" officeooo:rsid="001c20db" officeooo:paragraph-rsid="00251b7b" style:font-weight-asian="bold" style:font-weight-complex="bold"/>
    </style:style>
    <style:style style:name="P22" style:family="paragraph" style:parent-style-name="Table_20_Contents">
      <style:text-properties fo:language="ru" fo:country="RU" fo:font-weight="bold" officeooo:paragraph-rsid="0023f155" style:font-weight-asian="bold" style:font-weight-complex="bold"/>
    </style:style>
    <style:style style:name="P23" style:family="paragraph" style:parent-style-name="Table_20_Contents">
      <style:text-properties fo:language="ru" fo:country="RU" fo:font-weight="bold" officeooo:rsid="00251b7b" officeooo:paragraph-rsid="00251b7b" style:font-weight-asian="bold" style:font-weight-complex="bold"/>
    </style:style>
    <style:style style:name="P24" style:family="paragraph" style:parent-style-name="Table_20_Contents">
      <style:text-properties fo:language="ru" fo:country="RU" fo:font-weight="normal" officeooo:rsid="001c20db" officeooo:paragraph-rsid="001c20db" style:font-weight-asian="normal" style:font-weight-complex="normal"/>
    </style:style>
    <style:style style:name="P25" style:family="paragraph" style:parent-style-name="Table_20_Contents">
      <style:text-properties fo:language="ru" fo:country="RU" fo:font-weight="normal" officeooo:rsid="00251b7b" officeooo:paragraph-rsid="00251b7b" style:font-weight-asian="normal" style:font-weight-complex="normal"/>
    </style:style>
    <style:style style:name="P26" style:family="paragraph" style:parent-style-name="Table_20_Contents">
      <style:text-properties fo:language="ru" fo:country="RU" officeooo:rsid="001ded7a" officeooo:paragraph-rsid="001ded7a"/>
    </style:style>
    <style:style style:name="P27" style:family="paragraph" style:parent-style-name="Table_20_Contents" style:list-style-name="L3">
      <style:text-properties fo:language="ru" fo:country="RU" officeooo:rsid="001ded7a" officeooo:paragraph-rsid="001ded7a"/>
    </style:style>
    <style:style style:name="P28" style:family="paragraph" style:parent-style-name="Table_20_Contents" style:list-style-name="L4">
      <style:text-properties fo:language="ru" fo:country="RU" officeooo:rsid="001ded7a" officeooo:paragraph-rsid="001ded7a"/>
    </style:style>
    <style:style style:name="P29" style:family="paragraph" style:parent-style-name="Table_20_Contents" style:list-style-name="L4">
      <style:text-properties fo:language="ru" fo:country="RU" officeooo:rsid="001ded7a" officeooo:paragraph-rsid="00251b7b"/>
    </style:style>
    <style:style style:name="P30" style:family="paragraph" style:parent-style-name="Table_20_Contents" style:list-style-name="L4">
      <style:text-properties fo:language="ru" fo:country="RU" officeooo:rsid="001ded7a" officeooo:paragraph-rsid="0025da5c"/>
    </style:style>
    <style:style style:name="P31" style:family="paragraph" style:parent-style-name="Table_20_Contents">
      <style:text-properties fo:language="ru" fo:country="RU" officeooo:rsid="00251b7b" officeooo:paragraph-rsid="001ded7a"/>
    </style:style>
    <style:style style:name="P32" style:family="paragraph" style:parent-style-name="Table_20_Contents">
      <style:text-properties fo:language="ru" fo:country="RU" officeooo:rsid="00251b7b" officeooo:paragraph-rsid="00251b7b"/>
    </style:style>
    <style:style style:name="P33" style:family="paragraph" style:parent-style-name="Table_20_Contents">
      <style:text-properties fo:language="ru" fo:country="RU" officeooo:rsid="0025da5c" officeooo:paragraph-rsid="0025da5c"/>
    </style:style>
    <style:style style:name="P34" style:family="paragraph" style:parent-style-name="Table_20_Contents">
      <style:text-properties fo:language="ru" fo:country="RU" officeooo:rsid="00297640" officeooo:paragraph-rsid="00297640"/>
    </style:style>
    <style:style style:name="P35" style:family="paragraph" style:parent-style-name="Heading_20_1">
      <style:paragraph-properties fo:text-align="center" style:justify-single-word="false"/>
    </style:style>
    <style:style style:name="P36" style:family="paragraph" style:parent-style-name="Standard">
      <style:paragraph-properties fo:text-align="center" style:justify-single-word="false"/>
      <style:text-properties fo:language="ru" fo:country="RU"/>
    </style:style>
    <style:style style:name="P37" style:family="paragraph" style:parent-style-name="Standard">
      <style:paragraph-properties fo:text-align="center" style:justify-single-word="false"/>
      <style:text-properties fo:language="ru" fo:country="RU" officeooo:rsid="00235a4c" officeooo:paragraph-rsid="00235a4c"/>
    </style:style>
    <style:style style:name="P38" style:family="paragraph" style:parent-style-name="Heading_20_2">
      <style:text-properties style:font-name="Tahoma"/>
    </style:style>
    <style:style style:name="P39" style:family="paragraph" style:parent-style-name="Text_20_body">
      <style:text-properties style:font-name="Tahom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Tahoma"/>
    </style:style>
    <style:style style:name="T5" style:family="text">
      <style:text-properties style:font-name="Tahoma" fo:language="en" fo:country="US"/>
    </style:style>
    <style:style style:name="T6" style:family="text">
      <style:text-properties style:font-name="Tahoma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51b7b" style:font-weight-asian="bold" style:font-weight-complex="bold"/>
    </style:style>
    <style:style style:name="T12" style:family="text">
      <style:text-properties fo:font-weight="bold" officeooo:rsid="0025da5c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51b7b" style:font-weight-asian="normal" style:font-weight-complex="normal"/>
    </style:style>
    <style:style style:name="T15" style:family="text">
      <style:text-properties officeooo:rsid="0018aabf"/>
    </style:style>
    <style:style style:name="T16" style:family="text">
      <style:text-properties officeooo:rsid="001a9111"/>
    </style:style>
    <style:style style:name="T17" style:family="text">
      <style:text-properties officeooo:rsid="001fbcbb"/>
    </style:style>
    <style:style style:name="T18" style:family="text">
      <style:text-properties officeooo:rsid="00251b7b"/>
    </style:style>
    <style:style style:name="T19" style:family="text">
      <style:text-properties officeooo:rsid="0025da5c"/>
    </style:style>
    <style:style style:name="T20" style:family="text">
      <style:text-properties officeooo:rsid="0025f93a"/>
    </style:style>
    <style:style style:name="T21" style:family="text">
      <style:text-properties officeooo:rsid="0027a4dd"/>
    </style:style>
    <style:style style:name="T22" style:family="text">
      <style:text-properties officeooo:rsid="002976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OXD_TCP</text:h>
      <text:p text:style-name="P36">Описание протокола «<text:span text:style-name="T1">Open XD TCP</text:span><text:span text:style-name="T5">»</text:span></text:p>
      <text:p text:style-name="P37"><text:span text:style-name="T5">v. 0.0.05a</text:span></text:p>
      <text:p text:style-name="P1"/>
      <text:h text:style-name="P38" text:outline-level="2">Цель протокола</text:h>
      <text:p text:style-name="P2"><text:span text:style-name="T4">Организовать двустороннюю передачу данных между приложением на базе игрового движка </text:span><text:span text:style-name="T5">(</text:span><text:span text:style-name="T4">ниже, условно называем как</text:span><text:span text:style-name="T5"> </text:span><text:span text:style-name="T6">клиент</text:span><text:span text:style-name="T5">) </text:span><text:span text:style-name="T4">и приложением, которое управляет динамической платформой </text:span><text:span text:style-name="T5">(</text:span><text:span text:style-name="T4">далее условно называем как </text:span><text:span text:style-name="T6">сервер</text:span><text:span text:style-name="T5">).</text:span><text:span text:style-name="T4"> </text:span></text:p>
      <text:p text:style-name="P2"><text:span text:style-name="T4">Обмен данных осуществляется по средствам </text:span><text:span text:style-name="T5">TCP </text:span><text:span text:style-name="T4">протокола</text:span><text:span text:style-name="T5">. </text:span><text:span text:style-name="T4">Адрес и порт соединения должен быть настраиваемый. По умолчанию используется </text:span><text:span text:style-name="T5">IP </text:span><text:span text:style-name="T4">127.0.0.1 и порт 11000.</text:span></text:p>
      <text:p text:style-name="P3">Протокол состоит из набора сообщений, которые могут распознаются как команды, отчеты, поток данных.</text:p>
      <text:p text:style-name="P3"/>
      <text:p text:style-name="P13"/>
      <text:h text:style-name="P38" text:outline-level="2">Команды получаемые клиентом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columns-spanned="2" office:value-type="string">
            <text:p text:style-name="P10">Команда</text:p>
          </table:table-cell>
          <table:covered-table-cell/>
          <table:table-cell table:style-name="Таблица1.A1" office:value-type="string">
            <text:p text:style-name="P11">Параметры</text:p>
          </table:table-cell>
          <table:table-cell table:style-name="Таблица1.D1" office:value-type="string">
            <text:p text:style-name="P11">Описание</text:p>
          </table:table-cell>
        </table:table-row>
        <table:table-row>
          <table:table-cell table:style-name="Таблица1.A2" table:number-columns-spanned="4" office:value-type="string">
            <text:p text:style-name="Table_20_Contents">Управление основным треком анимации (камера или транспорт)</text:p>
          </table:table-cell>
          <table:covered-table-cell/>
          <table:covered-table-cell/>
          <table:covered-table-cell/>
        </table:table-row>
        <table:table-row>
          <table:table-cell table:style-name="Таблица1.A26" table:number-columns-spanned="2" office:value-type="string">
            <text:p text:style-name="P5">START</text:p>
          </table:table-cell>
          <table:covered-table-cell/>
          <table:table-cell table:style-name="Таблица1.C3" office:value-type="string">
            <text:p text:style-name="Table_20_Contents"/>
          </table:table-cell>
          <table:table-cell table:style-name="Таблица1.D3" office:value-type="string">
            <text:p text:style-name="Table_20_Contents">Запуск проигрывания</text:p>
          </table:table-cell>
        </table:table-row>
        <table:table-row>
          <table:table-cell table:style-name="Таблица1.A26" table:number-columns-spanned="2" office:value-type="string">
            <text:p text:style-name="P5">STOP</text:p>
          </table:table-cell>
          <table:covered-table-cell/>
          <table:table-cell table:style-name="Таблица1.C4" office:value-type="string">
            <text:p text:style-name="Table_20_Contents"/>
          </table:table-cell>
          <table:table-cell table:style-name="Таблица1.D4" office:value-type="string">
            <text:p text:style-name="Table_20_Contents">Остановка с возвратом на начало проигрывания</text:p>
          </table:table-cell>
        </table:table-row>
        <table:table-row>
          <table:table-cell table:style-name="Таблица1.A26" table:number-columns-spanned="2" office:value-type="string">
            <text:p text:style-name="P5">PAUSE</text:p>
          </table:table-cell>
          <table:covered-table-cell/>
          <table:table-cell table:style-name="Таблица1.C8" office:value-type="string">
            <text:p text:style-name="Table_20_Contents"/>
          </table:table-cell>
          <table:table-cell table:style-name="Таблица1.D8" office:value-type="string">
            <text:p text:style-name="Table_20_Contents">Остановка</text:p>
          </table:table-cell>
        </table:table-row>
        <table:table-row>
          <table:table-cell table:style-name="Таблица1.A26" table:number-columns-spanned="2" office:value-type="string">
            <text:p text:style-name="P5">QUIT</text:p>
          </table:table-cell>
          <table:covered-table-cell/>
          <table:table-cell table:style-name="Таблица1.C8" office:value-type="string">
            <text:p text:style-name="Table_20_Contents"/>
          </table:table-cell>
          <table:table-cell table:style-name="Таблица1.D8" office:value-type="string">
            <text:p text:style-name="P6">Закрытие клиента, выход из программы</text:p>
          </table:table-cell>
        </table:table-row>
        <table:table-row>
          <table:table-cell table:style-name="Таблица1.A2" table:number-columns-spanned="4" office:value-type="string">
            <text:p text:style-name="P8">Управление уровнями</text:p>
          </table:table-cell>
          <table:covered-table-cell/>
          <table:covered-table-cell/>
          <table:covered-table-cell/>
        </table:table-row>
        <table:table-row>
          <table:table-cell table:style-name="Таблица1.A26" table:number-columns-spanned="2" office:value-type="string">
            <text:p text:style-name="P5">LEVELS</text:p>
          </table:table-cell>
          <table:covered-table-cell/>
          <table:table-cell table:style-name="Таблица1.C8" office:value-type="string">
            <text:p text:style-name="Table_20_Contents"/>
          </table:table-cell>
          <table:table-cell table:style-name="Таблица1.D8" office:value-type="string">
            <text:p text:style-name="P6">Возвращает список доступных уровней в формате <text:span text:style-name="T1">JSON, </text:span>пример:</text:p>
            <text:p text:style-name="P5">{'Super Bomb','Fly Fire','Mad Attack'}</text:p>
          </table:table-cell>
        </table:table-row>
        <table:table-row>
          <table:table-cell table:style-name="Таблица1.A16" table:number-columns-spanned="2" office:value-type="string">
            <text:p text:style-name="P5">LOAD_LEVEL</text:p>
          </table:table-cell>
          <table:covered-table-cell/>
          <table:table-cell table:style-name="Таблица1.C16" office:value-type="string">
            <text:p text:style-name="P6">Имя уровня</text:p>
          </table:table-cell>
          <table:table-cell table:style-name="Таблица1.D16" office:value-type="string">
            <text:p text:style-name="Table_20_Contents"><text:span text:style-name="T7">Загружает указанный уровень. </text:span>Имя уровня можно получить при помощи <text:span text:style-name="T2">LEVELS_GET</text:span><text:span text:style-name="T3">, </text:span><text:span text:style-name="T8">если уровень не найден, </text:span><text:soft-page-break/><text:span text:style-name="T8">возвращает </text:span><text:span text:style-name="T2">LEVEL name NOT_FOUND</text:span></text:p>
          </table:table-cell>
        </table:table-row>
        <table:table-row>
          <table:table-cell table:style-name="Таблица1.A2" table:number-columns-spanned="4" office:value-type="string">
            <text:p text:style-name="P8">Справочная информация</text:p>
          </table:table-cell>
          <table:covered-table-cell/>
          <table:covered-table-cell/>
          <table:covered-table-cell/>
        </table:table-row>
        <table:table-row>
          <table:table-cell table:style-name="Таблица1.A16" table:number-columns-spanned="2" office:value-type="string">
            <text:p text:style-name="P5">NAME</text:p>
          </table:table-cell>
          <table:covered-table-cell/>
          <table:table-cell table:style-name="Таблица1.C16" office:value-type="string">
            <text:p text:style-name="Table_20_Contents"/>
          </table:table-cell>
          <table:table-cell table:style-name="Таблица1.D16" office:value-type="string">
            <text:p text:style-name="P6">Возвращает имя приложения</text:p>
          </table:table-cell>
        </table:table-row>
        <table:table-row>
          <table:table-cell table:style-name="Таблица1.A16" table:number-columns-spanned="2" office:value-type="string">
            <text:p text:style-name="P5">TITLE</text:p>
          </table:table-cell>
          <table:covered-table-cell/>
          <table:table-cell table:style-name="Таблица1.C16" office:value-type="string">
            <text:p text:style-name="Table_20_Contents"/>
          </table:table-cell>
          <table:table-cell table:style-name="Таблица1.D16" office:value-type="string">
            <text:p text:style-name="P6">Возвращает заголовок приложения</text:p>
          </table:table-cell>
        </table:table-row>
        <table:table-row>
          <table:table-cell table:style-name="Таблица1.A16" table:number-columns-spanned="2" office:value-type="string">
            <text:p text:style-name="P5">DESCRIPTION</text:p>
          </table:table-cell>
          <table:covered-table-cell/>
          <table:table-cell table:style-name="Таблица1.C16" office:value-type="string">
            <text:p text:style-name="Table_20_Contents"/>
          </table:table-cell>
          <table:table-cell table:style-name="Таблица1.D16" office:value-type="string">
            <text:p text:style-name="Table_20_Contents">Возвращает описание приложения</text:p>
          </table:table-cell>
        </table:table-row>
        <table:table-row>
          <table:table-cell table:style-name="Таблица1.A16" table:number-columns-spanned="2" office:value-type="string">
            <text:p text:style-name="P5">AUTHOR</text:p>
          </table:table-cell>
          <table:covered-table-cell/>
          <table:table-cell table:style-name="Таблица1.C16" office:value-type="string">
            <text:p text:style-name="Table_20_Contents"/>
          </table:table-cell>
          <table:table-cell table:style-name="Таблица1.D16" office:value-type="string">
            <text:p text:style-name="Table_20_Contents">Возвращает имя автора приложения</text:p>
          </table:table-cell>
        </table:table-row>
        <table:table-row>
          <table:table-cell table:style-name="Таблица1.A16" table:number-columns-spanned="2" office:value-type="string">
            <text:p text:style-name="P5">ENGINE</text:p>
          </table:table-cell>
          <table:covered-table-cell/>
          <table:table-cell table:style-name="Таблица1.C16" office:value-type="string">
            <text:p text:style-name="Table_20_Contents"/>
          </table:table-cell>
          <table:table-cell table:style-name="Таблица1.D16" office:value-type="string">
            <text:p text:style-name="Table_20_Contents">Возвращает имя игрового движка, на базе которого построено приложение</text:p>
          </table:table-cell>
        </table:table-row>
        <table:table-row>
          <table:table-cell table:style-name="Таблица1.A16" table:number-columns-spanned="2" office:value-type="string">
            <text:p text:style-name="P5">OXD_TCP</text:p>
          </table:table-cell>
          <table:covered-table-cell/>
          <table:table-cell table:style-name="Таблица1.C16" office:value-type="string">
            <text:p text:style-name="Table_20_Contents"/>
          </table:table-cell>
          <table:table-cell table:style-name="Таблица1.D16" office:value-type="string">
            <text:p text:style-name="Table_20_Contents">Возвращает версию протокола <text:span text:style-name="T1">OXD_TCP</text:span></text:p>
          </table:table-cell>
        </table:table-row>
        <table:table-row>
          <table:table-cell table:style-name="Таблица1.A18" table:number-columns-spanned="2" office:value-type="string">
            <text:p text:style-name="P5">ID</text:p>
          </table:table-cell>
          <table:covered-table-cell/>
          <table:table-cell table:style-name="Таблица1.C18" office:value-type="string">
            <text:p text:style-name="Table_20_Contents"/>
          </table:table-cell>
          <table:table-cell table:style-name="Таблица1.D18" office:value-type="string">
            <text:p text:style-name="Table_20_Contents">Идентификаци<text:span text:style-name="T15">онный</text:span> номер или контрольная сумма</text:p>
          </table:table-cell>
        </table:table-row>
        <table:table-row>
          <table:table-cell table:style-name="Таблица1.A18" table:number-columns-spanned="2" office:value-type="string">
            <text:p text:style-name="P5">OCULOS_SDK</text:p>
          </table:table-cell>
          <table:covered-table-cell/>
          <table:table-cell table:style-name="Таблица1.C18" office:value-type="string">
            <text:p text:style-name="Table_20_Contents"/>
          </table:table-cell>
          <table:table-cell table:style-name="Таблица1.D18" office:value-type="string">
            <text:p text:style-name="P6">Возвращает номер версии <text:span text:style-name="T1">SDK </text:span>Oсulos <text:span text:style-name="T1">Rift, </text:span>если не поддерживает, возвращает <text:span text:style-name="T2">NONE</text:span></text:p>
          </table:table-cell>
        </table:table-row>
        <table:table-row>
          <table:table-cell table:style-name="Таблица1.A2" table:number-columns-spanned="4" office:value-type="string">
            <text:p text:style-name="P6">Настройки клиента</text:p>
          </table:table-cell>
          <table:covered-table-cell/>
          <table:covered-table-cell/>
          <table:covered-table-cell/>
        </table:table-row>
        <table:table-row>
          <table:table-cell table:style-name="Таблица1.A26" table:number-columns-spanned="2" office:value-type="string">
            <text:p text:style-name="P5">DEBUG</text:p>
          </table:table-cell>
          <table:covered-table-cell/>
          <table:table-cell table:style-name="Таблица1.C22" office:value-type="string">
            <text:p text:style-name="P12"/>
          </table:table-cell>
          <table:table-cell table:style-name="Таблица1.D22" office:value-type="string">
            <text:p text:style-name="P8">Устанавливает или отменяет режим отладки <text:span text:style-name="T1">TCP </text:span>клиента. В <text:s/>этом режиме на экран выводятся строки, получаемые или отправляемые серверу. В некоторых случаях функция может быть не доступной, например если приложение на базе <text:span text:style-name="T1">UE4, </text:span>собрано без параметра -<text:span text:style-name="T1">Debug.</text:span></text:p>
          </table:table-cell>
        </table:table-row>
        <table:table-row>
          <table:table-cell table:style-name="Таблица1.A26" table:number-columns-spanned="2" office:value-type="string">
            <text:p text:style-name="P5">CMD</text:p>
          </table:table-cell>
          <table:covered-table-cell/>
          <table:table-cell table:style-name="Таблица1.C22" office:value-type="string">
            <text:p text:style-name="P12">Любая поддерживаемая консольная команда, например запрос для <text:span text:style-name="T1">UE4: </text:span><text:span text:style-name="T2">CMD quit</text:span><text:span text:style-name="T1">, </text:span><text:span text:style-name="T7">приведет к закрытию приложения.</text:span></text:p>
          </table:table-cell>
          <table:table-cell table:style-name="Таблица1.D22" office:value-type="string">
            <text:p text:style-name="P8">Запуск консольных команд клиента. В некоторых случаях часть консольных команд может быть не доступна или приводить к нежелательным последствиям. Например клиент на базе <text:span text:style-name="T1">UE4, </text:span>собранный без команды <text:span text:style-name="T1">-Debug, </text:span>может зависн<text:span text:style-name="T1">у</text:span>ть, получив команду <text:span text:style-name="T2">CMD Stat FPS</text:span></text:p>
          </table:table-cell>
        </table:table-row>
        <table:table-row>
          <table:table-cell table:style-name="Таблица1.A26" table:number-columns-spanned="2" office:value-type="string">
            <text:p text:style-name="P5">MODE_SET</text:p>
          </table:table-cell>
          <table:covered-table-cell/>
          <table:table-cell table:style-name="Таблица1.C22" office:value-type="string">
            <text:p text:style-name="P9">SYNCH_FRAME</text:p>
            <text:p text:style-name="P9">STREAM<text:line-break/><text:span text:style-name="T13">(возможно расширение списка режимов)</text:span></text:p>
          </table:table-cell>
          <table:table-cell table:style-name="Таблица1.D22" office:value-type="string">
            <text:p text:style-name="Table_20_Contents">Установка режима работы клиента. </text:p>
            <text:p text:style-name="Table_20_Contents">В режиме <text:span text:style-name="T10">SYNCH_FRAME</text:span> клиент будет возвращать опорные сигналы, для синхронизации с уже прописанным треком движения.</text:p>
            <text:p text:style-name="Table_20_Contents"><text:soft-page-break/>В режиме <text:span text:style-name="T10">STREAM</text:span><text:span text:style-name="T13">, клиент будет возвращать координаты перемещения, и в первом и во </text:span><text:span text:style-name="T8">в</text:span><text:span text:style-name="T13">тором случае интервал передачи данных можно настраивать (см. ниже </text:span><text:span text:style-name="T2">TIMER_GET</text:span><text:span text:style-name="T3">,</text:span><text:span text:style-name="T13"> </text:span><text:span text:style-name="T2">TIMER_SET</text:span><text:span text:style-name="T13">)<text:line-break/>Ответом на изменение режима будет строка <text:s/></text:span><text:span text:style-name="T10">MODE SYNCH_FRAME</text:span><text:span text:style-name="T13"> или </text:span><text:span text:style-name="T10">MODE </text:span><text:span text:style-name="T2">STREAM, </text:span><text:span text:style-name="T8">а</text:span><text:span text:style-name="T3"> </text:span><text:span text:style-name="T8">если режим не поддерживается возвращает </text:span><text:span text:style-name="T9">MODE </text:span><text:span text:style-name="T2">NOT_SUPPORT.</text:span></text:p>
            <text:p text:style-name="P8">Подробнее о данных передаваемых в этих режимах см. ниже.</text:p>
          </table:table-cell>
        </table:table-row>
        <table:table-row>
          <table:table-cell table:style-name="Таблица1.A26" table:number-columns-spanned="2" office:value-type="string">
            <text:p text:style-name="P5">MODE_GET</text:p>
          </table:table-cell>
          <table:covered-table-cell/>
          <table:table-cell table:style-name="Таблица1.C23" office:value-type="string">
            <text:p text:style-name="Table_20_Contents"/>
          </table:table-cell>
          <table:table-cell table:style-name="Таблица1.D23" office:value-type="string">
            <text:p text:style-name="Table_20_Contents">Команда возвращает строку <text:span text:style-name="T10">MODE SYNCH_FRAME</text:span> или <text:span text:style-name="T10">MODE </text:span><text:span text:style-name="T2">STREAM</text:span><text:span text:style-name="T1">, </text:span><text:span text:style-name="T7">для того, чтобы проверить, какой режим активен в данный момент.</text:span></text:p>
          </table:table-cell>
        </table:table-row>
        <table:table-row>
          <table:table-cell table:style-name="Таблица1.A26" table:number-columns-spanned="2" office:value-type="string">
            <text:p text:style-name="P5">SCALE_GET</text:p>
          </table:table-cell>
          <table:covered-table-cell/>
          <table:table-cell table:style-name="Таблица1.C24" office:value-type="string">
            <text:p text:style-name="Table_20_Contents"/>
          </table:table-cell>
          <table:table-cell table:style-name="Таблица1.D24" office:value-type="string">
            <text:p text:style-name="P6">Возвращает переменную масштабирования, по умолчанию — 1.0. Пример ответа: <text:span text:style-name="T2">SCALE 1.0</text:span>. Масштабирование актуально только для <text:span text:style-name="T2">MODE STREAM</text:span></text:p>
          </table:table-cell>
        </table:table-row>
        <table:table-row>
          <table:table-cell table:style-name="Таблица1.A26" table:number-columns-spanned="2" office:value-type="string">
            <text:p text:style-name="P5">SCALE_SET</text:p>
          </table:table-cell>
          <table:covered-table-cell/>
          <table:table-cell table:style-name="Таблица1.C25" office:value-type="string">
            <text:p text:style-name="P5"><text:span text:style-name="T8">Переменная</text:span> float</text:p>
          </table:table-cell>
          <table:table-cell table:style-name="Таблица1.D25" office:value-type="string">
            <text:p text:style-name="P6">Устанавливает размер масштаба. Параметр влияет на размер передаваемых координат.</text:p>
          </table:table-cell>
        </table:table-row>
        <table:table-row>
          <table:table-cell table:style-name="Таблица1.A26" table:number-columns-spanned="2" office:value-type="string">
            <text:p text:style-name="P5">TIMER_GET</text:p>
          </table:table-cell>
          <table:covered-table-cell/>
          <table:table-cell table:style-name="Таблица1.C26" office:value-type="string">
            <text:p text:style-name="Table_20_Contents"/>
          </table:table-cell>
          <table:table-cell table:style-name="Таблица1.D26" office:value-type="string">
            <text:p text:style-name="Table_20_Contents">Возвращает <text:span text:style-name="T7">значение интервала отправки данных, пример ответа: </text:span><text:span text:style-name="T2">TIMER 1.0</text:span><text:span text:style-name="T1">, </text:span><text:span text:style-name="T7">по умолчанию интервал равен 1.0 (секунд)</text:span></text:p>
          </table:table-cell>
        </table:table-row>
        <table:table-row>
          <table:table-cell table:style-name="Таблица1.A29" table:number-columns-spanned="2" office:value-type="string">
            <text:p text:style-name="P5">TIMER_SET</text:p>
          </table:table-cell>
          <table:covered-table-cell/>
          <table:table-cell table:style-name="Таблица1.C29" office:value-type="string">
            <text:p text:style-name="P5"><text:span text:style-name="T8">Переменная</text:span> float</text:p>
          </table:table-cell>
          <table:table-cell table:style-name="Таблица1.D30" office:value-type="string">
            <text:p text:style-name="P6">Устанавливает интервал отправки данных, по умолчанию <text:span text:style-name="T1"><text:s/></text:span>значение = 1.0</text:p>
          </table:table-cell>
        </table:table-row>
        <table:table-row>
          <table:table-cell table:style-name="Таблица1.A29" table:number-columns-spanned="2" office:value-type="string">
            <text:p text:style-name="P5">SAVE_CONFIG</text:p>
          </table:table-cell>
          <table:covered-table-cell/>
          <table:table-cell table:style-name="Таблица1.C29" office:value-type="string">
            <text:p text:style-name="P5"/>
          </table:table-cell>
          <table:table-cell table:style-name="Таблица1.D30" office:value-type="string">
            <text:p text:style-name="P6">Сохраняет значения измененных параметров:</text:p>
            <text:p text:style-name="P5">TIMER, SCALE, MODE, DEBUG</text:p>
          </table:table-cell>
        </table:table-row>
        <table:table-row>
          <table:table-cell table:style-name="Таблица1.A29" table:number-columns-spanned="2" office:value-type="string">
            <text:p text:style-name="P5">FULLSCREEN</text:p>
          </table:table-cell>
          <table:covered-table-cell/>
          <table:table-cell table:style-name="Таблица1.C29" office:value-type="string">
            <text:p text:style-name="P5"/>
          </table:table-cell>
          <table:table-cell table:style-name="Таблица1.D30" office:value-type="string">
            <text:p text:style-name="P6">Переход в полноэкранный режим и обратно</text:p>
          </table:table-cell>
        </table:table-row>
        <table:table-row>
          <table:table-cell table:style-name="Таблица1.A30" table:number-columns-spanned="2" office:value-type="string">
            <text:p text:style-name="P5">DIMENSION</text:p>
          </table:table-cell>
          <table:covered-table-cell/>
          <table:table-cell table:style-name="Таблица1.C30" office:value-type="string">
            <text:p text:style-name="P5">[width]x[height][w|f]</text:p>
          </table:table-cell>
          <table:table-cell table:style-name="Таблица1.D30" office:value-type="string">
            <text:p text:style-name="P6">Изменяет разрешение экрана, пример:</text:p>
            <text:p text:style-name="P4"><text:span text:style-name="T10">DIMENSION 1920x1080f</text:span> – <text:span text:style-name="T7">установит разрешение 1920х1080 с полноэкранным режимом,</text:span></text:p>
            <text:p text:style-name="P4"><text:span text:style-name="T9">DIMENSION 800x600</text:span><text:span text:style-name="T10">w</text:span><text:span text:style-name="T7"> – установит разрешение </text:span>800х600<text:span text:style-name="T7"> в </text:span><text:soft-page-break/><text:span text:style-name="T7">оконном режиме.</text:span></text:p>
          </table:table-cell>
        </table:table-row>
        <table:table-row>
          <table:table-cell table:style-name="Таблица1.A2" table:number-columns-spanned="4" office:value-type="string">
            <text:p text:style-name="P8">Данные в режиме <text:s/><text:span text:style-name="T10">SYNCH_FRAME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32" table:number-columns-spanned="3" office:value-type="string">
            <text:p text:style-name="P7"><text:span text:style-name="T13">Данные отправляются клиентом через промежуток времени, установленный при помощи </text:span><text:span text:style-name="T1">TIMER_SET.</text:span></text:p>
            <text:p text:style-name="P7"><text:span text:style-name="T13">Передача начинается после отправки команды </text:span><text:span text:style-name="T1">START</text:span><text:span text:style-name="T3"> </text:span><text:span text:style-name="T13">и заканчивается после передачи команд </text:span><text:span text:style-name="T1">STOP, PAUSE</text:span></text:p>
            <text:p text:style-name="P5"/>
            <text:p text:style-name="P5">{F:[int],DT:[float],T:[float]}</text:p>
          </table:table-cell>
          <table:covered-table-cell/>
          <table:covered-table-cell/>
          <table:table-cell table:style-name="Таблица1.D32" office:value-type="string">
            <text:p text:style-name="P6">Набор величин в формате <text:span text:style-name="T1">JSON, </text:span>где:</text:p>
            <text:list xml:id="list5544516531190410008" text:style-name="L1">
              <text:list-item>
                <text:p text:style-name="P14"><text:span text:style-name="T10">F</text:span> – <text:span text:style-name="T7">номер кадра (</text:span>frame<text:span text:style-name="T7">)</text:span></text:p>
              </text:list-item>
              <text:list-item>
                <text:p text:style-name="P14"><text:span text:style-name="T10">DT</text:span> – <text:span text:style-name="T7">промежуток времени между пред идущим вызовом </text:span>(delta time) <text:span text:style-name="T7">в секундах.</text:span></text:p>
              </text:list-item>
              <text:list-item>
                <text:p text:style-name="P14"><text:span text:style-name="T10">T</text:span> – <text:span text:style-name="T7">общее время с момента запуска проигрывания в секундах</text:span></text:p>
              </text:list-item>
            </text:list>
            <text:p text:style-name="P6">Пример:</text:p>
            <text:p text:style-name="P5"><text:span text:style-name="T7">{F:125,DT:1.0028</text:span>56<text:span text:style-name="T7">,T:5.6789</text:span>46<text:span text:style-name="T7">}</text:span></text:p>
          </table:table-cell>
        </table:table-row>
        <table:table-row>
          <table:table-cell table:style-name="Таблица1.A2" table:number-columns-spanned="4" office:value-type="string">
            <text:p text:style-name="P8">Данные в режиме <text:span text:style-name="T2">STREAM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34" table:number-columns-spanned="3" office:value-type="string">
            <text:p text:style-name="P7"><text:span text:style-name="T13">Данные отправляются клиентом через промежуток времени, установленный при помощи </text:span><text:span text:style-name="T1">TIMER_SET.</text:span></text:p>
            <text:p text:style-name="P7"><text:span text:style-name="T13">Передача начинается после отправки команды </text:span><text:span text:style-name="T1">START</text:span><text:span text:style-name="T3"> </text:span><text:span text:style-name="T13">и заканчивается после передачи команд </text:span><text:span text:style-name="T1">STOP, PAUSE</text:span></text:p>
            <text:p text:style-name="P5"/>
            <text:p text:style-name="P5">{DT:[float],X:[float],Y:[float],Z:[float],R:[float],P:[float],W:[float]}</text:p>
          </table:table-cell>
          <table:covered-table-cell/>
          <table:covered-table-cell/>
          <table:table-cell table:style-name="Таблица1.D34" office:value-type="string">
            <text:p text:style-name="P6">Набор величин в формате <text:span text:style-name="T1">JSON, </text:span>где <text:span text:style-name="T16">по умолчанию</text:span>:</text:p>
            <text:list xml:id="list6638193694703798863" text:style-name="L2">
              <text:list-item>
                <text:p text:style-name="P15"><text:span text:style-name="T10">DT</text:span> – <text:span text:style-name="T7">промежуток времени между пред идущим вызовом</text:span> <text:span text:style-name="T7">(</text:span>delta time<text:span text:style-name="T7">)</text:span></text:p>
              </text:list-item>
              <text:list-item>
                <text:p text:style-name="P15"><text:span text:style-name="T10">X</text:span> – <text:span text:style-name="T7">изменение координаты </text:span>X <text:span text:style-name="T7">за промежуток </text:span><text:span text:style-name="T10">DT</text:span></text:p>
              </text:list-item>
              <text:list-item>
                <text:p text:style-name="P15"><text:span text:style-name="T10">Y</text:span> – <text:span text:style-name="T7">изменение координаты Y</text:span> <text:span text:style-name="T7">за промежуток </text:span><text:span text:style-name="T10">DT</text:span></text:p>
              </text:list-item>
              <text:list-item>
                <text:p text:style-name="P15"><text:span text:style-name="T10">Z</text:span> – <text:span text:style-name="T7">изменение координаты Z</text:span> <text:span text:style-name="T7">за промежуток </text:span><text:span text:style-name="T10">DT</text:span></text:p>
              </text:list-item>
              <text:list-item>
                <text:p text:style-name="P15"><text:span text:style-name="T10">R</text:span> – <text:span text:style-name="T7">текущее значение </text:span>Roll <text:span text:style-name="T7">в градусах</text:span></text:p>
              </text:list-item>
              <text:list-item>
                <text:p text:style-name="P15"><text:span text:style-name="T10">P</text:span> - <text:span text:style-name="T7">текущее значение <text:s/></text:span>Pitch <text:span text:style-name="T7">в градусах</text:span></text:p>
              </text:list-item>
              <text:list-item>
                <text:p text:style-name="P15"><text:span text:style-name="T10">W</text:span> – <text:span text:style-name="T7">текущее значение </text:span>Yaw <text:span text:style-name="T7">в градусах</text:span></text:p>
              </text:list-item>
            </text:list>
            <text:p text:style-name="P6">Пример:</text:p>
            <text:p text:style-name="P5">{DT:1.005895,X:1.556446,Y:0.523495,Z:0.413259,R:5.123495,P:20.493178,W:1.379545}</text:p>
            <text:p text:style-name="P5"><text:span text:style-name="T13">см. ниже, как перенастроить вывод для</text:span> <text:span text:style-name="T21">STREAM</text:span></text:p>
          </table:table-cell>
        </table:table-row>
        <table:table-row>
          <table:table-cell table:style-name="Таблица1.A2" table:number-columns-spanned="4" office:value-type="string">
            <text:p text:style-name="P7"><text:span text:style-name="T13">Настройка режима </text:span><text:span text:style-name="T16">STREAM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36" office:value-type="string">
            <text:p text:style-name="P18">LOCATION</text:p>
          </table:table-cell>
          <table:table-cell table:style-name="Таблица1.B36" table:number-columns-spanned="2" office:value-type="string">
            <text:p text:style-name="P18">DELTA</text:p>
            <text:p text:style-name="P18">GLOBAL</text:p>
            <text:p text:style-name="P18">VECTOR</text:p>
          </table:table-cell>
          <table:covered-table-cell/>
          <table:table-cell table:style-name="Таблица1.D37" office:value-type="string">
            <text:p text:style-name="P34">TODOO</text:p>
          </table:table-cell>
        </table:table-row>
        <table:table-row>
          <table:table-cell table:style-name="Таблица1.A37" office:value-type="string">
            <text:p text:style-name="P18">ROTATION</text:p>
          </table:table-cell>
          <table:table-cell table:style-name="Таблица1.B37" table:number-columns-spanned="2" office:value-type="string">
            <text:p text:style-name="P18">DELTA</text:p>
            <text:p text:style-name="P18"><text:soft-page-break/>GLOBAL</text:p>
            <text:p text:style-name="P18">VECTOR</text:p>
          </table:table-cell>
          <table:covered-table-cell/>
          <table:table-cell table:style-name="Таблица1.D37" office:value-type="string">
            <text:p text:style-name="P34">TODOO</text:p>
          </table:table-cell>
        </table:table-row>
        <table:table-row>
          <table:table-cell table:style-name="Таблица1.A2" table:number-columns-spanned="4" office:value-type="string">
            <text:p text:style-name="P24">Управление эффектами</text:p>
          </table:table-cell>
          <table:covered-table-cell/>
          <table:covered-table-cell/>
          <table:covered-table-cell/>
        </table:table-row>
        <table:table-row>
          <table:table-cell table:style-name="Таблица1.A39" table:number-columns-spanned="3" office:value-type="string">
            <text:p text:style-name="P22"><text:span text:style-name="T13">Данные отправляются клиентом </text:span><text:span text:style-name="T14">в те моменты, которые прописаны сценарием приложения</text:span><text:span text:style-name="T1">.</text:span></text:p>
            <text:p text:style-name="P20"><text:span text:style-name="T13">Передача возможна только после отправки команды </text:span><text:span text:style-name="T1">START</text:span><text:span text:style-name="T3"> </text:span><text:span text:style-name="T13">и заканчивается после передачи команд </text:span><text:span text:style-name="T1">STOP, PAUSE</text:span></text:p>
            <text:p text:style-name="P19"/>
            <text:p text:style-name="P19">{FX:[int],P:[float]:T:[float]}</text:p>
            <text:p text:style-name="P19"/>
            <text:p text:style-name="P19">Пример.</text:p>
            <text:p text:style-name="P25">По пути следования попадаем в водопад, тригеры расставленные в приложении срабатывают и отправляют серверу строку:</text:p>
            <text:p text:style-name="P21">{FX:<text:span text:style-name="T18">3</text:span>,P:<text:span text:style-name="T18">1.0</text:span>:T:<text:span text:style-name="T18">3.0</text:span>}<text:line-break/><text:span text:style-name="T13">Что должно интерпретироваться сервером как: «Включить эффект брызги на </text:span><text:span text:style-name="T14">3 секнды на полной мощности</text:span><text:span text:style-name="T13">». Если устройство создающее эффекты, не управляет мощностью, то поступить можно </text:span><text:span text:style-name="T14">несколькими</text:span><text:span text:style-name="T13"> способами:</text:span></text:p>
            <text:p text:style-name="P23"><text:span text:style-name="T13">1. Игнорировать мощность.</text:span></text:p>
            <text:p text:style-name="P23"><text:span text:style-name="T13">2. Использовать дискредитацию, давать серию импульсов с определенной длительностью и частотой.</text:span></text:p>
          </table:table-cell>
          <table:covered-table-cell/>
          <table:covered-table-cell/>
          <table:table-cell table:style-name="Таблица1.D39" office:value-type="string">
            <text:p text:style-name="P26">Строка в формате JSON, где:</text:p>
            <text:p text:style-name="P26"/>
            <text:list xml:id="list8151435577374307325" text:style-name="L3">
              <text:list-item>
                <text:p text:style-name="P27"><text:span text:style-name="T10">FX</text:span> — номер эффекта <text:span text:style-name="T17">(от 0 до 255)</text:span></text:p>
              </text:list-item>
            </text:list>
            <text:list xml:id="list9080518960354437189" text:style-name="L4">
              <text:list-item>
                <text:p text:style-name="P28"><text:span text:style-name="T11">WIND</text:span><text:span text:style-name="T18"> (</text:span>ветер<text:span text:style-name="T18">)</text:span></text:p>
              </text:list-item>
              <text:list-item>
                <text:p text:style-name="P29"><text:span text:style-name="T11">LIGHT</text:span><text:span text:style-name="T18"> (</text:span>стробоскоп<text:span text:style-name="T18">)</text:span></text:p>
              </text:list-item>
              <text:list-item>
                <text:p text:style-name="P29"><text:span text:style-name="T11">SPRAY</text:span><text:span text:style-name="T18"> (</text:span>брызги<text:span text:style-name="T18">)</text:span></text:p>
              </text:list-item>
              <text:list-item>
                <text:p text:style-name="P28"><text:span text:style-name="T11">SMOKE</text:span><text:span text:style-name="T18"> (</text:span>дым<text:span text:style-name="T18">)</text:span></text:p>
              </text:list-item>
              <text:list-item>
                <text:p text:style-name="P30"><text:span text:style-name="T12">SNAKE</text:span><text:span text:style-name="T19"> (змеи, </text:span>«<text:span text:style-name="T18">мышиные </text:span>хвостики»<text:span text:style-name="T18">)</text:span></text:p>
              </text:list-item>
              <text:list-item>
                <text:p text:style-name="P28"><text:span text:style-name="T11">SOAP</text:span><text:span text:style-name="T18"> (</text:span>пузыри<text:span text:style-name="T18">)</text:span></text:p>
              </text:list-item>
              <text:list-item>
                <text:p text:style-name="P28"><text:span text:style-name="T11">SNOW</text:span><text:span text:style-name="T18"> (</text:span>снег<text:span text:style-name="T18">)</text:span></text:p>
              </text:list-item>
              <text:list-item>
                <text:p text:style-name="P29"><text:span text:style-name="T11">SHAK</text:span><text:span text:style-name="T18"> (</text:span>вибрация<text:span text:style-name="T18">)</text:span></text:p>
              </text:list-item>
            </text:list>
            <text:p text:style-name="P33"/>
            <text:p text:style-name="P33">Эффекты от 9 номера до 255 не зарезервированы и могут быть использованы как угодно. Для того, чтобы пояснить как работать с новыми эффектами, или изменить номера эффектов, используйте команду <text:span text:style-name="T10">FX_MAP</text:span></text:p>
            <text:p text:style-name="P33"><text:span text:style-name="T18"/></text:p>
            <text:list xml:id="list4720071674580" text:continue-list="list8151435577374307325" text:style-name="L3">
              <text:list-item>
                <text:p text:style-name="P27"><text:span text:style-name="T10">P</text:span> — мощность (от 0 до 1)</text:p>
              </text:list-item>
              <text:list-item>
                <text:p text:style-name="P27"><text:span text:style-name="T10">T</text:span> — промежуток времени (секунды) в котором работает эффект</text:p>
              </text:list-item>
            </text:list>
            <text:p text:style-name="P26"/>
          </table:table-cell>
        </table:table-row>
        <table:table-row>
          <table:table-cell table:style-name="Таблица1.B40" office:value-type="string">
            <text:p text:style-name="P21">FX_<text:span text:style-name="T18">MAP</text:span></text:p>
          </table:table-cell>
          <table:table-cell table:style-name="Таблица1.B40" table:number-columns-spanned="2" office:value-type="string">
            <text:p text:style-name="P22"/>
          </table:table-cell>
          <table:covered-table-cell/>
          <table:table-cell table:style-name="Таблица1.D40" office:value-type="string">
            <text:p text:style-name="P26">Возвращает список <text:span text:style-name="T18">используемых</text:span> эффектов и их карту <text:span text:style-name="T18">(map) в формате JSON</text:span></text:p>
            <text:p text:style-name="P26"><text:span text:style-name="T18"/></text:p>
            <text:p text:style-name="P31">Например:</text:p>
            <text:p text:style-name="P23">{WIND:<text:span text:style-name="T19">1,SPRAY:3,SMOKE:23,LASER:5</text:span>}</text:p>
            <text:p text:style-name="P32"/>
            <text:p text:style-name="P33">Из это<text:span text:style-name="T20">й</text:span> строки видно, что используется 4 эффекта.</text:p>
            <text:p text:style-name="P33"><text:soft-page-break/>Из них «ветер» и «брызги» не изменились, «дым» занял номер 23 <text:span text:style-name="T22">(что не приветствуется, но возможно)</text:span>, и появился новый эффект <text:span text:style-name="T10">LASER</text:span>.<text:line-break/></text:p>
            <text:p text:style-name="P33">В случае, если производитель контента грубо путает установленные номера <text:span text:style-name="T22">(необоснованный remapping), издатель может высказать претензии.</text:span></text:p>
            <text:p text:style-name="P33"/>
            <text:p text:style-name="P33">В случае, если производители контента добавляют новые эффекты, они обязаны предоставить их описание вместе с приложением, чтобы все понимали, что такое в данном случае <text:span text:style-name="T10">LASER</text:span>, можно ли его использовать и как. В противном случае эффект игнорируется.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ahoma" svg:font-family="Tahom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ahoma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ahoma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ahoma" fo:font-family="Tahoma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14:54:07.99</meta:creation-date>
    <dc:date>2014-09-13T00:45:30.020238000</dc:date>
    <meta:editing-duration>PT8H17M23S</meta:editing-duration>
    <meta:editing-cycles>24</meta:editing-cycles>
    <meta:generator>LibreOffice/4.1.3.2$MacOSX_x86 LibreOffice_project/70feb7d99726f064edab4605a8ab840c50ec57a</meta:generator>
    <meta:document-statistic meta:table-count="1" meta:image-count="0" meta:object-count="0" meta:page-count="6" meta:paragraph-count="145" meta:word-count="911" meta:character-count="6779" meta:non-whitespace-character-count="6011"/>
  </office:meta>
</office:document-meta>
</file>